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73.48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33.39mm"/>
    </style:style>
    <style:style style:name="co7" style:family="table-column">
      <style:table-column-properties fo:break-before="auto" style:column-width="33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ext-properties style:font-name="Droid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7" style:family="table-cell" style:parent-style-name="Default">
      <style:text-properties style:font-name="Droid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orseKEY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Mfr P/N</text:p>
          </table:table-cell>
          <table:table-cell table:style-name="ce3" office:value-type="string" calcext:value-type="string">
            <text:p>Digikey P/N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isc, 2.5mm/0.1”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399-4264-ND</text:p>
          </table:table-cell>
          <table:table-cell table:style-name="ce7" office:value-type="string" calcext:value-type="string">
            <text:p><text:span text:style-name="T1"><text:a xlink:href="http://www.digikey.com/product-detail/en/kemet/C320C104K5R5TA/399-4264-ND/818040" xlink:type="simple">http://www.digikey.com/product-detail/en/kemet/C320C104K5R5TA/399-4264-ND/818040</text:a></text:span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adial, 5mm dia, 2.5mm/0.1”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,10V</text:p>
          </table:table-cell>
          <table:table-cell table:style-name="ce2" office:value-type="float" office:value="860020473007" calcext:value-type="float">
            <text:p>860020473007</text:p>
          </table:table-cell>
          <table:table-cell office:value-type="string" calcext:value-type="string">
            <text:p>732-8824-1-ND</text:p>
          </table:table-cell>
          <table:table-cell office:value-type="string" calcext:value-type="string">
            <text:p><text:a xlink:href="http://www.digikey.com/product-detail/en/wurth-electronics-inc/860020473007/732-8824-1-ND/5728769" xlink:type="simple">http://www.digikey.com/product-detail/en/wurth-electronics-inc/860020473007/732-8824-1-ND/5728769</text:a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iode, DO-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1N5227B</text:p>
          </table:table-cell>
          <table:table-cell office:value-type="string" calcext:value-type="string">
            <text:p>1N5227B-ND</text:p>
          </table:table-cell>
          <table:table-cell office:value-type="string" calcext:value-type="string">
            <text:p><text:a xlink:href="http://www.digikey.com/product-detail/en/fairchild-on-semiconductor/1N5227B/1N5227B-ND/977563" xlink:type="simple">http://www.digikey.com/product-detail/en/fairchild-on-semiconductor/1N5227B/1N5227B-ND/977563</text:a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A_up2-ah-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P2-AH-1-TH</text:p>
          </table:table-cell>
          <table:table-cell office:value-type="string" calcext:value-type="string">
            <text:p>102-3996-ND</text:p>
          </table:table-cell>
          <table:table-cell office:value-type="string" calcext:value-type="string">
            <text:p><text:a xlink:href="http://www.digikey.com/product-detail/en/cui-inc/UP2-AH-1-TH/102-3996-ND/6187911" xlink:type="simple">http://www.digikey.com/product-detail/en/cui-inc/UP2-AH-1-TH/102-3996-ND/6187911</text:a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CF18JT2K20</text:p>
          </table:table-cell>
          <table:table-cell office:value-type="string" calcext:value-type="string">
            <text:p>CF18JT2K20CT-ND</text:p>
          </table:table-cell>
          <table:table-cell office:value-type="string" calcext:value-type="string">
            <text:p><text:a xlink:href="http://www.digikey.com/product-detail/en/stackpole-electronics-inc/CF18JT2K20/CF18JT2K20CT-ND/2022750" xlink:type="simple">http://www.digikey.com/product-detail/en/stackpole-electronics-inc/CF18JT2K20/CF18JT2K20CT-ND/2022750</text:a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esistor, 1/4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E</text:p>
          </table:table-cell>
          <table:table-cell office:value-type="string" calcext:value-type="string">
            <text:p>CF18JT68R0</text:p>
          </table:table-cell>
          <table:table-cell office:value-type="string" calcext:value-type="string">
            <text:p>CF18JT68R0CT-ND</text:p>
          </table:table-cell>
          <table:table-cell office:value-type="string" calcext:value-type="string">
            <text:p><text:a xlink:href="http://www.digikey.com/product-detail/en/stackpole-electronics-inc/CF18JT68R0/CF18JT68R0CT-ND/2022714" xlink:type="simple">http://www.digikey.com/product-detail/en/stackpole-electronics-inc/CF18JT68R0/CF18JT68R0CT-ND/2022714</text:a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Trimpot, vertical, in-line l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PV36W202C01B00</text:p>
          </table:table-cell>
          <table:table-cell office:value-type="string" calcext:value-type="string">
            <text:p>490-2880-ND</text:p>
          </table:table-cell>
          <table:table-cell office:value-type="string" calcext:value-type="string">
            <text:p><text:a xlink:href="http://www.digikey.com/product-detail/en/bourns-inc/PV36W202C01B00/490-2880-ND/666507" xlink:type="simple">http://www.digikey.com/product-detail/en/bourns-inc/PV36W202C01B00/490-2880-ND/666507</text:a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CF18JT3K30</text:p>
          </table:table-cell>
          <table:table-cell office:value-type="string" calcext:value-type="string">
            <text:p>CF18JT3K30CT-ND</text:p>
          </table:table-cell>
          <table:table-cell office:value-type="string" calcext:value-type="string">
            <text:p><text:a xlink:href="http://www.digikey.com/product-detail/en/stackpole-electronics-inc/CF18JT3K30/CF18JT3K30CT-ND/2022754" xlink:type="simple">http://www.digikey.com/product-detail/en/stackpole-electronics-inc/CF18JT3K30/CF18JT3K30CT-ND/2022754</text:a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Buzzer, Piezo, 12.2mm dia, 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PS1440P02BT</text:p>
          </table:table-cell>
          <table:table-cell office:value-type="string" calcext:value-type="string">
            <text:p>445-5242-1-ND</text:p>
          </table:table-cell>
          <table:table-cell office:value-type="string" calcext:value-type="string">
            <text:p><text:a xlink:href="http://www.digikey.com/product-detail/en/tdk-corporation/PS1440P02BT/445-5242-1-ND/2236832" xlink:type="simple">http://www.digikey.com/product-detail/en/tdk-corporation/PS1440P02BT/445-5242-1-ND/2236832</text:a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P</text:p>
          </table:table-cell>
          <table:table-cell office:value-type="string" calcext:value-type="string">
            <text:p>ATTINY85-20PU</text:p>
          </table:table-cell>
          <table:table-cell office:value-type="string" calcext:value-type="string">
            <text:p>ATTINY85-20PU-ND</text:p>
          </table:table-cell>
          <table:table-cell office:value-type="string" calcext:value-type="string">
            <text:p><text:a xlink:href="http://www.digikey.com/product-detail/en/microchip-technology/ATTINY85-20PU/ATTINY85-20PU-ND/735469" xlink:type="simple">http://www.digikey.com/product-detail/en/microchip-technology/ATTINY85-20PU/ATTINY85-20PU-ND/735469</text:a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I_socket</text:p>
          </table:table-cell>
          <table:table-cell office:value-type="string" calcext:value-type="string">
            <text:p>socket, DI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D08DT</text:p>
          </table:table-cell>
          <table:table-cell office:value-type="string" calcext:value-type="string">
            <text:p>ED3044-5-ND</text:p>
          </table:table-cell>
          <table:table-cell office:value-type="string" calcext:value-type="string">
            <text:p><text:a xlink:href="http://www.digikey.com/product-detail/en/on-shore-technology-inc/ED08DT/ED3044-5-ND/4147594" xlink:type="simple">http://www.digikey.com/product-detail/en/on-shore-technology-inc/ED08DT/ED3044-5-ND/4147594</text:a>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orseKEY.B2:morseKEY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3:47:57.027760239</dc:date>
    <dc:creator>Anool Mahidharia</dc:creator>
    <meta:editing-duration>PT51M21S</meta:editing-duration>
    <meta:editing-cycles>9</meta:editing-cycles>
    <meta:generator>LibreOffice/5.1.4.2$Linux_X86_64 LibreOffice_project/10m0$Build-2</meta:generator>
    <meta:document-statistic meta:table-count="1" meta:cell-count="112" meta:object-count="0"/>
  </office:meta>
</office:document-meta>
</file>